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3.79pt"/>
    </style:style>
    <style:style style:name="co4" style:family="table-column">
      <style:table-column-properties fo:break-before="auto" style:column-width="710.45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712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rceTesting" table:style-name="ta1">
        <table:shapes>
          <draw:frame draw:z-index="0" draw:style-name="gr1" draw:text-style-name="P1" svg:width="0.77pt" svg:height="0.74pt" svg:x="2819.11pt" svg:y="1693.84pt">
            <loext:p draw:notify-on-update-of-ranges="ForceTesting.B1:ForceTesting.B47 ForceTesting.C1:ForceTesting.C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65.86pt" svg:height="521.63pt" svg:x="2.32pt" svg:y="2122.5pt">
            <loext:p draw:notify-on-update-of-ranges="ForceTesting.B1:ForceTesting.B47 ForceTesting.C1:ForceTesting.C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74.59pt" svg:height="401.07pt" svg:x="778.31pt" svg:y="2139.68pt">
            <loext:p draw:notify-on-update-of-ranges="ForceTesting.B1:ForceTesting.B47 ForceTesting.E1:ForceTesting.E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754.84pt" svg:height="448.21pt" svg:x="39.43pt" svg:y="2697.73pt">
            <loext:p draw:notify-on-update-of-ranges="ForceTesting.B1:ForceTesting.B48 ForceTesting.C1:ForceTesting.C48 ForceTesting.B1:ForceTesting.B48 ForceTesting.D1:ForceTesting.D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(10, 27, 16)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table:formula="of:=[.F$52] + [.B1]*[.$E$52]" office:value-type="float" office:value="-0.000333599665119977" calcext:value-type="float">
            <text:p>-0.0003335997</text:p>
          </table:table-cell>
          <table:table-cell office:value-type="float" office:value="-0.32594801" calcext:value-type="float">
            <text:p>-0.32594801</text:p>
          </table:table-cell>
          <table:table-cell office:value-type="string" calcext:value-type="string">
            <text:p>[-0.32594801 -0.20227882  0.46269706  0.00209891  0.00379936  0.01414561</text:p>
            <text:p>  0.00325366]</text:p>
          </table:table-cell>
          <table:table-cell office:value-type="string" calcext:value-type="string">
            <text:p>[ -3.25535046e-01  -1.97841163e-01   4.68165574e-01   2.04208436e-04</text:p>
            <text:p>   3.45112227e-03   1.30593913e-02   3.46312262e-03]</text:p>
          </table:table-cell>
          <table:table-cell office:value-type="string" calcext:value-type="string">
            <text:p>[[   0.0984802,  -0.0872319,   -0.991308;</text:p>
            <text:p>     0.916275,     -0.3807,    0.124527;</text:p>
            <text:p>    -0.388254,   -0.920575,    0.042437]</text:p>
            <text:p>[  -0.0882135,   0.0301019,   0.0020266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4802,  -0.0872319,   -0.991308;</text:p>
            <text:p>     0.916275,     -0.3807,    0.124527;</text:p>
            <text:p>    -0.388254,   -0.920575,    0.042437]</text:p>
            <text:p>[  -0.0882135,   0.0301019,   0.0020266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table:formula="of:=[.F$52] + [.B2]*[.$E$52]" office:value-type="float" office:value="-0.000333599665119977" calcext:value-type="float">
            <text:p>-0.0003335997</text:p>
          </table:table-cell>
          <table:table-cell office:value-type="float" office:value="-0.35238111" calcext:value-type="float">
            <text:p>-0.35238111</text:p>
          </table:table-cell>
          <table:table-cell office:value-type="string" calcext:value-type="string">
            <text:p>[-0.35238111 -0.27969007  0.45988497  0.00184858  0.00302993  0.01061077</text:p>
            <text:p>  0.00285197]</text:p>
          </table:table-cell>
          <table:table-cell office:value-type="string" calcext:value-type="string">
            <text:p>[-0.3513352  -0.27516629  0.45870541  0.00258652  0.00326289  0.01083998</text:p>
            <text:p>  0.00343503]</text:p>
          </table:table-cell>
          <table:table-cell office:value-type="string" calcext:value-type="string">
            <text:p>[[   0.0981697,  -0.0860783,    -0.99144;</text:p>
            <text:p>     0.916392,    -0.38066,    0.123788;</text:p>
            <text:p>    -0.388057,     -0.9207,   0.0415123]</text:p>
            <text:p>[  -0.0882385,   0.0300357,  0.00200176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1697,  -0.0860783,    -0.99144;</text:p>
            <text:p>     0.916392,    -0.38066,    0.123788;</text:p>
            <text:p>    -0.388057,     -0.9207,   0.0415123]</text:p>
            <text:p>[  -0.0882385,   0.0300357,  0.00200176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formula="of:=[.F$52] + [.B3]*[.$E$52]" office:value-type="float" office:value="-0.000333599665119977" calcext:value-type="float">
            <text:p>-0.0003335997</text:p>
          </table:table-cell>
          <table:table-cell table:style-name="ce1" office:value-type="float" office:value="-0.362765549" calcext:value-type="float">
            <text:p>-3.63E-01</text:p>
          </table:table-cell>
          <table:table-cell office:value-type="string" calcext:value-type="string">
            <text:p>[ -3.62765549e-01  -2.16439418e-01   4.00831220e-01  -2.79183040e-04</text:p>
            <text:p>   1.64208668e-03   1.17354928e-02   3.41433547e-03]</text:p>
          </table:table-cell>
          <table:table-cell office:value-type="string" calcext:value-type="string">
            <text:p>[-0.36333304 -0.21372748  0.41376279  0.0012013   0.00232496  0.01175253</text:p>
            <text:p>  0.00343503]</text:p>
          </table:table-cell>
          <table:table-cell office:value-type="string" calcext:value-type="string">
            <text:p>[[   0.0984513,  -0.0865556,   -0.991371;</text:p>
            <text:p>     0.916216,   -0.380934,    0.124247;</text:p>
            <text:p>    -0.388401,   -0.920542,   0.0418001]</text:p>
            <text:p>[  -0.0882276,   0.0300909,  0.00199309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4513,  -0.0865556,   -0.991371;</text:p>
            <text:p>     0.916216,   -0.380934,    0.124247;</text:p>
            <text:p>    -0.388401,   -0.920542,   0.0418001]</text:p>
            <text:p>[  -0.0882276,   0.0300909,  0.00199309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table:formula="of:=[.F$52] + [.B4]*[.$E$52]" office:value-type="float" office:value="-0.000333599665119977" calcext:value-type="float">
            <text:p>-0.0003335997</text:p>
          </table:table-cell>
          <table:table-cell office:value-type="float" office:value="-0.36040545" calcext:value-type="float">
            <text:p>-0.36040545</text:p>
          </table:table-cell>
          <table:table-cell office:value-type="string" calcext:value-type="string">
            <text:p>[-0.36040545 -0.21643942  0.36146205  0.00090986  0.00351845  0.00932537</text:p>
            <text:p>  0.00317332]</text:p>
          </table:table-cell>
          <table:table-cell office:value-type="string" calcext:value-type="string">
            <text:p>[-0.36465585 -0.21597251  0.37434189  0.00238418  0.00455132  0.01086119</text:p>
            <text:p>  0.00343503]</text:p>
          </table:table-cell>
          <table:table-cell office:value-type="string" calcext:value-type="string">
            <text:p>[[   0.0987636,   -0.086208,    -0.99137;</text:p>
            <text:p>      0.91633,   -0.380615,    0.124386;</text:p>
            <text:p>    -0.388054,   -0.920706,    0.041404]</text:p>
            <text:p>[  -0.0882353,   0.0300941,  0.00199217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636,   -0.086208,    -0.99137;</text:p>
            <text:p>      0.91633,   -0.380615,    0.124386;</text:p>
            <text:p>    -0.388054,   -0.920706,    0.041404]</text:p>
            <text:p>[  -0.0882353,   0.0300941,  0.00199217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table:formula="of:=[.F$52] + [.B5]*[.$E$52]" office:value-type="float" office:value="-0.000333599665119977" calcext:value-type="float">
            <text:p>-0.0003335997</text:p>
          </table:table-cell>
          <table:table-cell office:value-type="float" office:value="-0.35568525" calcext:value-type="float">
            <text:p>-0.35568525</text:p>
          </table:table-cell>
          <table:table-cell office:value-type="string" calcext:value-type="string">
            <text:p>[-0.35568525 -0.21738346  0.31646871  0.00191116  0.00173813  0.01173549</text:p>
            <text:p>  0.00317332]</text:p>
          </table:table-cell>
          <table:table-cell office:value-type="string" calcext:value-type="string">
            <text:p>[-0.36285875 -0.21529724  0.35154087 -0.00068111  0.00228917  0.01175253</text:p>
            <text:p>  0.00343503]</text:p>
          </table:table-cell>
          <table:table-cell office:value-type="string" calcext:value-type="string">
            <text:p>[[   0.0984644,   -0.086492,   -0.991375;</text:p>
            <text:p>     0.916294,   -0.380754,    0.124226;</text:p>
            <text:p>    -0.388214,   -0.920622,   0.0417614]</text:p>
            <text:p>[  -0.0882379,   0.0300929,  0.00199354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4644,   -0.086492,   -0.991375;</text:p>
            <text:p>     0.916294,   -0.380754,    0.124226;</text:p>
            <text:p>    -0.388214,   -0.920622,   0.0417614]</text:p>
            <text:p>[  -0.0882379,   0.0300929,  0.00199354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office:value-type="float" office:value="0.0122" calcext:value-type="float">
            <text:p>0.0122</text:p>
          </table:table-cell>
          <table:table-cell table:formula="of:=[.F$52] + [.B6]*[.$E$52]" office:value-type="float" office:value="-0.000333599665119977" calcext:value-type="float">
            <text:p>-0.0003335997</text:p>
          </table:table-cell>
          <table:table-cell office:value-type="float" office:value="-0.35157141" calcext:value-type="float">
            <text:p>-0.35157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table:formula="of:=[.F$52] + [.B7]*[.$E$52]" office:value-type="float" office:value="0.0390992598927888" calcext:value-type="float">
            <text:p>0.0390992599</text:p>
          </table:table-cell>
          <table:table-cell office:value-type="float" office:value="-0.36654171" calcext:value-type="float">
            <text:p>-0.36654171</text:p>
          </table:table-cell>
          <table:table-cell office:value-type="string" calcext:value-type="string">
            <text:p>[-0.36654171 -0.21927154  0.4036433   0.00203633  0.00392981  0.01253887</text:p>
            <text:p>  0.00357501]</text:p>
          </table:table-cell>
          <table:table-cell office:value-type="string" calcext:value-type="string">
            <text:p>[-0.37259078 -0.21835682  0.39820731 -0.00082179  0.00321444  0.0108436</text:p>
            <text:p>  0.00343503]</text:p>
          </table:table-cell>
          <table:table-cell office:value-type="string" calcext:value-type="string">
            <text:p>[[   0.0987108,  -0.0862405,   -0.991372;</text:p>
            <text:p>      0.91618,   -0.380981,    0.124366;</text:p>
            <text:p>    -0.388419,   -0.920552,   0.0414049]</text:p>
            <text:p>[  -0.0882314,   0.0300899,  0.00198469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108,  -0.0862405,   -0.991372;</text:p>
            <text:p>      0.91618,   -0.380981,    0.124366;</text:p>
            <text:p>    -0.388419,   -0.920552,   0.0414049]</text:p>
            <text:p>[  -0.0882314,   0.0300899,  0.00198469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formula="of:=[.F$52] + [.B8]*[.$E$52]" office:value-type="float" office:value="0.0390992598927888" calcext:value-type="float">
            <text:p>0.0390992599</text:p>
          </table:table-cell>
          <table:table-cell table:style-name="ce1" office:value-type="float" office:value="-0.332556283" calcext:value-type="float">
            <text:p>-3.33E-01</text:p>
          </table:table-cell>
          <table:table-cell office:value-type="string" calcext:value-type="string">
            <text:p>[ -3.32556283e-01  -2.11719220e-01   3.83958719e-01  -9.14391010e-05</text:p>
            <text:p>   1.63320380e-03   1.12534690e-02   3.41433547e-03]</text:p>
          </table:table-cell>
          <table:table-cell office:value-type="string" calcext:value-type="string">
            <text:p>[-0.33610307 -0.21488796  0.3897989   0.00107259  0.00256353  0.01175253</text:p>
            <text:p>  0.00334323]</text:p>
          </table:table-cell>
          <table:table-cell office:value-type="string" calcext:value-type="string">
            <text:p>[[   0.0983595,  -0.0867409,   -0.991363;</text:p>
            <text:p>     0.916294,   -0.380754,    0.124226;</text:p>
            <text:p>    -0.388241,   -0.920599,   0.0420294]</text:p>
            <text:p>[  -0.0882312,   0.0300907,  0.0020173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3595,  -0.0867409,   -0.991363;</text:p>
            <text:p>     0.916294,   -0.380754,    0.124226;</text:p>
            <text:p>    -0.388241,   -0.920599,   0.0420294]</text:p>
            <text:p>[  -0.0882312,   0.0300907,  0.0020173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table:formula="of:=[.F$52] + [.B9]*[.$E$52]" office:value-type="float" office:value="0.0390992598927888" calcext:value-type="float">
            <text:p>0.03909925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-0.33397234 -0.22399173  0.3698983  -0.00052951  0.00344906  0.01077145</text:p>
            <text:p>  0.00309299]</text:p>
          </table:table-cell>
          <table:table-cell office:value-type="string" calcext:value-type="string">
            <text:p>[-0.33478316 -0.21681227  0.39042957 -0.00081395  0.00442042  0.01086119</text:p>
            <text:p>  0.00334323]</text:p>
          </table:table-cell>
          <table:table-cell office:value-type="string" calcext:value-type="string">
            <text:p>[[   0.0985809,  -0.0865876,   -0.991355;</text:p>
            <text:p>     0.916179,    -0.38098,    0.124381;</text:p>
            <text:p>    -0.388456,    -0.92052,   0.0417724]</text:p>
            <text:p>[  -0.0882314,   0.0300917,   0.0020174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5809,  -0.0865876,   -0.991355;</text:p>
            <text:p>     0.916179,    -0.38098,    0.124381;</text:p>
            <text:p>    -0.388456,    -0.92052,   0.0417724]</text:p>
            <text:p>[  -0.0882314,   0.0300917,   0.0020174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" calcext:value-type="float">
            <text:p>20</text:p>
          </table:table-cell>
          <table:table-cell office:value-type="float" office:value="0.023" calcext:value-type="float">
            <text:p>0.023</text:p>
          </table:table-cell>
          <table:table-cell table:formula="of:=[.F$52] + [.B10]*[.$E$52]" office:value-type="float" office:value="0.0390992598927888" calcext:value-type="float">
            <text:p>0.0390992599</text:p>
          </table:table-cell>
          <table:table-cell office:value-type="float" office:value="-0.33397234" calcext:value-type="float">
            <text:p>-0.33397234</text:p>
          </table:table-cell>
          <table:table-cell office:value-type="string" calcext:value-type="string">
            <text:p>[-0.33397234 -0.21455134  0.3698983   0.00203633  0.00490352  0.0132619</text:p>
            <text:p>  0.00337417]</text:p>
          </table:table-cell>
          <table:table-cell office:value-type="string" calcext:value-type="string">
            <text:p>[-0.33467014 -0.21467073  0.39820731 -0.00076722  0.00342158  0.01181807</text:p>
            <text:p>  0.00334323]</text:p>
          </table:table-cell>
          <table:table-cell office:value-type="string" calcext:value-type="string">
            <text:p>[[   0.0983262,  -0.0868127,    -0.99136;</text:p>
            <text:p>     0.916218,   -0.380936,    0.124232;</text:p>
            <text:p>    -0.388429,   -0.920517,   0.0420834]</text:p>
            <text:p>[  -0.0882299,   0.0300904,  0.0020183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3262,  -0.0868127,    -0.99136;</text:p>
            <text:p>     0.916218,   -0.380936,    0.124232;</text:p>
            <text:p>    -0.388429,   -0.920517,   0.0420834]</text:p>
            <text:p>[  -0.0882299,   0.0300904,  0.0020183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formula="of:=[.F$52] + [.B11]*[.$E$52]" office:value-type="float" office:value="0.0390992598927888" calcext:value-type="float">
            <text:p>0.0390992599</text:p>
          </table:table-cell>
          <table:table-cell office:value-type="float" office:value="-0.33586042" calcext:value-type="float">
            <text:p>-0.33586042</text:p>
          </table:table-cell>
          <table:table-cell office:value-type="string" calcext:value-type="string">
            <text:p>[-0.33586042 -0.21738346  0.3867708   0.00128535  0.00300828  0.01117313</text:p>
            <text:p>  0.0034545 ]</text:p>
          </table:table-cell>
          <table:table-cell office:value-type="string" calcext:value-type="string">
            <text:p>[-0.34122657 -0.21498298  0.39867446  0.00262916  0.00410944  0.01086119</text:p>
            <text:p>  0.00334323]</text:p>
          </table:table-cell>
          <table:table-cell office:value-type="string" calcext:value-type="string">
            <text:p>[[   0.0986827,     -0.0864,   -0.991361;</text:p>
            <text:p>      0.91633,   -0.380615,    0.124386;</text:p>
            <text:p>    -0.388074,   -0.920688,   0.0416108]</text:p>
            <text:p>[    -0.08823,   0.0300924,   0.002010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6827,     -0.0864,   -0.991361;</text:p>
            <text:p>      0.91633,   -0.380615,    0.124386;</text:p>
            <text:p>    -0.388074,   -0.920688,   0.0416108]</text:p>
            <text:p>[    -0.08823,   0.0300924,   0.002010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formula="of:=[.F$52] + [.B12]*[.$E$52]" office:value-type="float" office:value="0.0390992598927888" calcext:value-type="float">
            <text:p>0.0390992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" calcext:value-type="float">
            <text:p>50</text:p>
          </table:table-cell>
          <table:table-cell office:value-type="float" office:value="0.173" calcext:value-type="float">
            <text:p>0.173</text:p>
          </table:table-cell>
          <table:table-cell table:formula="of:=[.F$52] + [.B13]*[.$E$52]" office:value-type="float" office:value="0.157397838566515" calcext:value-type="float">
            <text:p>0.1573978386</text:p>
          </table:table-cell>
          <table:table-cell office:value-type="float" office:value="-0.3401086" calcext:value-type="float">
            <text:p>-0.3401086</text:p>
          </table:table-cell>
          <table:table-cell office:value-type="string" calcext:value-type="string">
            <text:p>[-0.3401086  -0.21691144  0.35864997  0.00059696  0.00220999  0.01302089</text:p>
            <text:p>  0.00357501]</text:p>
          </table:table-cell>
          <table:table-cell office:value-type="string" calcext:value-type="string">
            <text:p>[-0.34367153 -0.21516716  0.35154087 -0.00069205  0.00191041  0.01175253</text:p>
            <text:p>  0.00334323]</text:p>
          </table:table-cell>
          <table:table-cell office:value-type="string" calcext:value-type="string">
            <text:p>[[   0.0983592,  -0.0867345,   -0.991364;</text:p>
            <text:p>     0.916218,   -0.380936,    0.124232;</text:p>
            <text:p>    -0.388421,   -0.920524,   0.0419992]</text:p>
            <text:p>[  -0.0882374,    0.030093,  0.0020109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3592,  -0.0867345,   -0.991364;</text:p>
            <text:p>     0.916218,   -0.380936,    0.124232;</text:p>
            <text:p>    -0.388421,   -0.920524,   0.0419992]</text:p>
            <text:p>[  -0.0882374,    0.030093,  0.0020109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table:formula="of:=[.F$52] + [.B14]*[.$E$52]" office:value-type="float" office:value="0.157397838566515" calcext:value-type="float">
            <text:p>0.1573978386</text:p>
          </table:table-cell>
          <table:table-cell office:value-type="float" office:value="-0.3401086" calcext:value-type="float">
            <text:p>-0.3401086</text:p>
          </table:table-cell>
          <table:table-cell office:value-type="string" calcext:value-type="string">
            <text:p>[-0.3401086  -0.21785548  0.33052913  0.00084728  0.00303826  0.00932537</text:p>
            <text:p>  0.003334  ]</text:p>
          </table:table-cell>
          <table:table-cell office:value-type="string" calcext:value-type="string">
            <text:p>[-0.34570978 -0.21604     0.35154087 -0.00067779  0.00464806  0.01086119</text:p>
            <text:p>  0.00334323]</text:p>
          </table:table-cell>
          <table:table-cell office:value-type="string" calcext:value-type="string">
            <text:p>[[     0.09863,   -0.086491,   -0.991358;</text:p>
            <text:p>     0.916178,   -0.380979,    0.124389;</text:p>
            <text:p>    -0.388446,   -0.920529,   0.0416652]</text:p>
            <text:p>[  -0.0882375,   0.0300946,  0.0020079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  0.09863,   -0.086491,   -0.991358;</text:p>
            <text:p>     0.916178,   -0.380979,    0.124389;</text:p>
            <text:p>    -0.388446,   -0.920529,   0.0416652]</text:p>
            <text:p>[  -0.0882375,   0.0300946,  0.0020079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" calcext:value-type="float">
            <text:p>50</text:p>
          </table:table-cell>
          <table:table-cell office:value-type="float" office:value="0.211" calcext:value-type="float">
            <text:p>0.211</text:p>
          </table:table-cell>
          <table:table-cell table:formula="of:=[.F$52] + [.B15]*[.$E$52]" office:value-type="float" office:value="0.157397838566515" calcext:value-type="float">
            <text:p>0.1573978386</text:p>
          </table:table-cell>
          <table:table-cell office:value-type="float" office:value="-0.34199668" calcext:value-type="float">
            <text:p>-0.34199668</text:p>
          </table:table-cell>
          <table:table-cell office:value-type="string" calcext:value-type="string">
            <text:p>[-0.34199668 -0.21691144  0.35021372  0.0007847   0.00311764  0.01189617</text:p>
            <text:p>  0.00341434]</text:p>
          </table:table-cell>
          <table:table-cell office:value-type="string" calcext:value-type="string">
            <text:p>[-0.34825598 -0.217908    0.35154087 -0.00064371  0.00377593  0.01187518</text:p>
            <text:p>  0.00334323]</text:p>
          </table:table-cell>
          <table:table-cell office:value-type="string" calcext:value-type="string">
            <text:p>[[   0.0983529,  -0.0866902,   -0.991369;</text:p>
            <text:p>      0.91622,   -0.380937,    0.124209;</text:p>
            <text:p>    -0.388417,   -0.920528,    0.041961]</text:p>
            <text:p>[  -0.0882382,    0.030091,  0.00200756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3529,  -0.0866902,   -0.991369;</text:p>
            <text:p>      0.91622,   -0.380937,    0.124209;</text:p>
            <text:p>    -0.388417,   -0.920528,    0.041961]</text:p>
            <text:p>[  -0.0882382,    0.030091,  0.00200756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" calcext:value-type="float">
            <text:p>50</text:p>
          </table:table-cell>
          <table:table-cell office:value-type="float" office:value="0.183" calcext:value-type="float">
            <text:p>0.183</text:p>
          </table:table-cell>
          <table:table-cell table:formula="of:=[.F$52] + [.B16]*[.$E$52]" office:value-type="float" office:value="0.157397838566515" calcext:value-type="float">
            <text:p>0.1573978386</text:p>
          </table:table-cell>
          <table:table-cell table:style-name="ce2" office:value-type="float" office:value="-0.341996679" calcext:value-type="float">
            <text:p>-3.42E-01</text:p>
          </table:table-cell>
          <table:table-cell office:value-type="string" calcext:value-type="string">
            <text:p>[ -3.41996679e-01  -2.14079319e-01   3.27717049e-01   2.84048776e-04</text:p>
            <text:p>   3.80268279e-03   1.08517825e-02   3.29382951e-03]</text:p>
          </table:table-cell>
          <table:table-cell office:value-type="string" calcext:value-type="string">
            <text:p>[-0.3444438  -0.21499115  0.33598539  0.00126259  0.00375418  0.01086119</text:p>
            <text:p>  0.00334323]</text:p>
          </table:table-cell>
          <table:table-cell office:value-type="string" calcext:value-type="string">
            <text:p>[[   0.0986614,  -0.0864434,   -0.991359;</text:p>
            <text:p>     0.916254,   -0.380797,    0.124391;</text:p>
            <text:p>     -0.38826,   -0.920609,   0.0416341]</text:p>
            <text:p>[  -0.0882397,    0.030096,  0.00200896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6614,  -0.0864434,   -0.991359;</text:p>
            <text:p>     0.916254,   -0.380797,    0.124391;</text:p>
            <text:p>     -0.38826,   -0.920609,   0.0416341]</text:p>
            <text:p>[  -0.0882397,    0.030096,  0.00200896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" calcext:value-type="float">
            <text:p>50</text:p>
          </table:table-cell>
          <table:table-cell office:value-type="float" office:value="0.19" calcext:value-type="float">
            <text:p>0.19</text:p>
          </table:table-cell>
          <table:table-cell table:formula="of:=[.F$52] + [.B17]*[.$E$52]" office:value-type="float" office:value="0.157397838566515" calcext:value-type="float">
            <text:p>0.1573978386</text:p>
          </table:table-cell>
          <table:table-cell office:value-type="float" office:value="-0.34199668" calcext:value-type="float">
            <text:p>-0.34199668</text:p>
          </table:table-cell>
          <table:table-cell office:value-type="string" calcext:value-type="string">
            <text:p>[-0.34199668 -0.21691144  0.3530258   0.00090986  0.00340132  0.01165516</text:p>
            <text:p>  0.00321349]</text:p>
          </table:table-cell>
          <table:table-cell office:value-type="string" calcext:value-type="string">
            <text:p>[-0.34521607 -0.21519244  0.37487409 -0.00071559  0.00334708  0.01178077</text:p>
            <text:p>  0.00334323]</text:p>
          </table:table-cell>
          <table:table-cell office:value-type="string" calcext:value-type="string">
            <text:p>[[   0.0983652,  -0.0867203,   -0.991365;</text:p>
            <text:p>     0.916218,   -0.380936,    0.124232;</text:p>
            <text:p>    -0.388419,   -0.920526,   0.0419839]</text:p>
            <text:p>[  -0.0882338,   0.0300917,  0.00200954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3652,  -0.0867203,   -0.991365;</text:p>
            <text:p>     0.916218,   -0.380936,    0.124232;</text:p>
            <text:p>    -0.388419,   -0.920526,   0.0419839]</text:p>
            <text:p>[  -0.0882338,   0.0300917,  0.00200954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50" calcext:value-type="float">
            <text:p>50</text:p>
          </table:table-cell>
          <table:table-cell office:value-type="float" office:value="0.182" calcext:value-type="float">
            <text:p>0.182</text:p>
          </table:table-cell>
          <table:table-cell table:formula="of:=[.F$52] + [.B18]*[.$E$52]" office:value-type="float" office:value="0.157397838566515" calcext:value-type="float">
            <text:p>0.1573978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formula="of:=[.F$52] + [.B19]*[.$E$52]" office:value-type="float" office:value="0.354562136356059" calcext:value-type="float">
            <text:p>0.3545621364</text:p>
          </table:table-cell>
          <table:table-cell office:value-type="float" office:value="-0.34671688" calcext:value-type="float">
            <text:p>-0.34671688</text:p>
          </table:table-cell>
          <table:table-cell office:value-type="string" calcext:value-type="string">
            <text:p>[-0.34671688 -0.2136073   0.3192808   0.00141051  0.00309988  0.01093212</text:p>
            <text:p>  0.00293231]</text:p>
          </table:table-cell>
          <table:table-cell office:value-type="string" calcext:value-type="string">
            <text:p>[-0.34858547 -0.21230788  0.34366837 -0.00060251  0.00297049  0.01074549</text:p>
            <text:p>  0.00334323]</text:p>
          </table:table-cell>
          <table:table-cell office:value-type="string" calcext:value-type="string">
            <text:p>[[   0.0986562,  -0.0864685,   -0.991358;</text:p>
            <text:p>     0.916176,   -0.380978,    0.124404;</text:p>
            <text:p>    -0.388443,   -0.920532,   0.0416345]</text:p>
            <text:p>[  -0.0882383,   0.0300964,  0.00200523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6562,  -0.0864685,   -0.991358;</text:p>
            <text:p>     0.916176,   -0.380978,    0.124404;</text:p>
            <text:p>    -0.388443,   -0.920532,   0.0416345]</text:p>
            <text:p>[  -0.0882383,   0.0300964,  0.00200523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0" calcext:value-type="float">
            <text:p>100</text:p>
          </table:table-cell>
          <table:table-cell office:value-type="float" office:value="0.331" calcext:value-type="float">
            <text:p>0.331</text:p>
          </table:table-cell>
          <table:table-cell table:formula="of:=[.F$52] + [.B20]*[.$E$52]" office:value-type="float" office:value="0.354562136356059" calcext:value-type="float">
            <text:p>0.3545621364</text:p>
          </table:table-cell>
          <table:table-cell table:style-name="ce2" office:value-type="float" office:value="-0.373622004" calcext:value-type="float">
            <text:p>-3.74E-01</text:p>
          </table:table-cell>
          <table:table-cell office:value-type="string" calcext:value-type="string">
            <text:p>[ -3.73622004e-01  -2.21159616e-01   2.65851212e-01   3.46630089e-04</text:p>
            <text:p>   3.13929348e-03   1.13338063e-02   3.69551604e-03]</text:p>
          </table:table-cell>
          <table:table-cell office:value-type="string" calcext:value-type="string">
            <text:p>[-0.37866464 -0.22063881  0.25082592  0.00043158  0.00367541  0.01076854</text:p>
            <text:p>  0.00334323]</text:p>
          </table:table-cell>
          <table:table-cell office:value-type="string" calcext:value-type="string">
            <text:p>[[   0.0987528,  -0.0860887,   -0.991381;</text:p>
            <text:p>     0.916259,   -0.380801,    0.124337;</text:p>
            <text:p>    -0.388223,   -0.920641,   0.0412744]</text:p>
            <text:p>[  -0.0882555,   0.0300961,  0.00197714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528,  -0.0860887,   -0.991381;</text:p>
            <text:p>     0.916259,   -0.380801,    0.124337;</text:p>
            <text:p>    -0.388223,   -0.920641,   0.0412744]</text:p>
            <text:p>[  -0.0882555,   0.0300961,  0.00197714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0" calcext:value-type="float">
            <text:p>100</text:p>
          </table:table-cell>
          <table:table-cell office:value-type="float" office:value="0.264" calcext:value-type="float">
            <text:p>0.264</text:p>
          </table:table-cell>
          <table:table-cell table:formula="of:=[.F$52] + [.B21]*[.$E$52]" office:value-type="float" office:value="0.354562136356059" calcext:value-type="float">
            <text:p>0.3545621364</text:p>
          </table:table-cell>
          <table:table-cell office:value-type="float" office:value="-0.35710131" calcext:value-type="float">
            <text:p>-0.35710131</text:p>
          </table:table-cell>
          <table:table-cell office:value-type="string" calcext:value-type="string">
            <text:p>[-0.35710131 -0.22115962  0.33052913  0.00053437  0.00254974  0.01061077</text:p>
            <text:p>  0.00373568]</text:p>
          </table:table-cell>
          <table:table-cell office:value-type="string" calcext:value-type="string">
            <text:p>[-0.36128258 -0.22189409  0.35956797  0.00043158  0.00325357  0.01083933</text:p>
            <text:p>  0.00334323]</text:p>
          </table:table-cell>
          <table:table-cell office:value-type="string" calcext:value-type="string">
            <text:p>[[   0.0986857,  -0.0862279,   -0.991376;</text:p>
            <text:p>      0.91626,   -0.380802,     0.12433;</text:p>
            <text:p>    -0.388238,   -0.920627,   0.0414275]</text:p>
            <text:p>[  -0.0882383,   0.0300893,  0.00199054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6857,  -0.0862279,   -0.991376;</text:p>
            <text:p>      0.91626,   -0.380802,     0.12433;</text:p>
            <text:p>    -0.388238,   -0.920627,   0.0414275]</text:p>
            <text:p>[  -0.0882383,   0.0300893,  0.00199054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table:formula="of:=[.F$52] + [.B22]*[.$E$52]" office:value-type="float" office:value="0.354562136356059" calcext:value-type="float">
            <text:p>0.3545621364</text:p>
          </table:table-cell>
          <table:table-cell office:value-type="float" office:value="-0.37173392" calcext:value-type="float">
            <text:p>-0.37173392</text:p>
          </table:table-cell>
          <table:table-cell office:value-type="string" calcext:value-type="string">
            <text:p>[-0.37173392 -0.21643942  0.27991163  0.00109761  0.00200459  0.01229785</text:p>
            <text:p>  0.00289214]</text:p>
          </table:table-cell>
          <table:table-cell office:value-type="string" calcext:value-type="string">
            <text:p>[-0.376107   -0.21758454  0.28931895  0.00043158  0.00205962  0.01175253</text:p>
            <text:p>  0.00334323]</text:p>
          </table:table-cell>
          <table:table-cell office:value-type="string" calcext:value-type="string">
            <text:p>[[   0.0984941,  -0.0863623,   -0.991383;</text:p>
            <text:p>     0.916296,   -0.380756,    0.124203;</text:p>
            <text:p>    -0.388201,   -0.920634,   0.0416313]</text:p>
            <text:p>[  -0.0882486,   0.0300944,   0.001982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4941,  -0.0863623,   -0.991383;</text:p>
            <text:p>     0.916296,   -0.380756,    0.124203;</text:p>
            <text:p>    -0.388201,   -0.920634,   0.0416313]</text:p>
            <text:p>[  -0.0882486,   0.0300944,   0.001982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table:formula="of:=[.F$52] + [.B23]*[.$E$52]" office:value-type="float" office:value="0.354562136356059" calcext:value-type="float">
            <text:p>0.3545621364</text:p>
          </table:table-cell>
          <table:table-cell office:value-type="float" office:value="-0.36040545" calcext:value-type="float">
            <text:p>-0.36040545</text:p>
          </table:table-cell>
          <table:table-cell office:value-type="string" calcext:value-type="string">
            <text:p>[-0.36040545 -0.22493577  0.24054246  0.00053437  0.00293001  0.01213718</text:p>
            <text:p>  0.00297248]</text:p>
          </table:table-cell>
          <table:table-cell office:value-type="string" calcext:value-type="string">
            <text:p>[-0.37048235 -0.22257585  0.27261261  0.00043158  0.00200387  0.01175253</text:p>
            <text:p>  0.00334323]</text:p>
          </table:table-cell>
          <table:table-cell office:value-type="string" calcext:value-type="string">
            <text:p>[[    0.098456,  -0.0864133,   -0.991382;</text:p>
            <text:p>     0.916298,   -0.380757,    0.124188;</text:p>
            <text:p>    -0.388207,   -0.920629,   0.0416926]</text:p>
            <text:p>[  -0.0882514,   0.0300939,  0.00198759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 0.098456,  -0.0864133,   -0.991382;</text:p>
            <text:p>     0.916298,   -0.380757,    0.124188;</text:p>
            <text:p>    -0.388207,   -0.920629,   0.0416926]</text:p>
            <text:p>[  -0.0882514,   0.0300939,  0.00198759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100" calcext:value-type="float">
            <text:p>100</text:p>
          </table:table-cell>
          <table:table-cell office:value-type="float" office:value="0.337" calcext:value-type="float">
            <text:p>0.337</text:p>
          </table:table-cell>
          <table:table-cell table:formula="of:=[.F$52] + [.B24]*[.$E$52]" office:value-type="float" office:value="0.354562136356059" calcext:value-type="float">
            <text:p>0.3545621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0" calcext:value-type="float">
            <text:p>200</text:p>
          </table:table-cell>
          <table:table-cell office:value-type="float" office:value="0.78" calcext:value-type="float">
            <text:p>0.78</text:p>
          </table:table-cell>
          <table:table-cell table:formula="of:=[.F$52] + [.B25]*[.$E$52]" office:value-type="float" office:value="0.748890731935148" calcext:value-type="float">
            <text:p>0.7488907319</text:p>
          </table:table-cell>
          <table:table-cell office:value-type="float" office:value="-0.45858556" calcext:value-type="float">
            <text:p>-0.45858556</text:p>
          </table:table-cell>
          <table:table-cell office:value-type="string" calcext:value-type="string">
            <text:p>[-0.45858556 -0.20369488  0.07744162  0.00097244  0.00611706  0.01310123</text:p>
            <text:p>  0.00329383]</text:p>
          </table:table-cell>
          <table:table-cell office:value-type="string" calcext:value-type="string">
            <text:p>[-0.46251115 -0.20512727  0.09487545  0.00072347  0.00564771  0.01476801</text:p>
            <text:p>  0.00326221]</text:p>
          </table:table-cell>
          <table:table-cell office:value-type="string" calcext:value-type="string">
            <text:p>[[   0.0989169,  -0.0862834,   -0.991348;</text:p>
            <text:p>     0.916285,   -0.380666,    0.124559;</text:p>
            <text:p>     -0.38812,   -0.920678,   0.0414059]</text:p>
            <text:p>[  -0.0882774,    0.030115,  0.0019088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9169,  -0.0862834,   -0.991348;</text:p>
            <text:p>     0.916285,   -0.380666,    0.124559;</text:p>
            <text:p>     -0.38812,   -0.920678,   0.0414059]</text:p>
            <text:p>[  -0.0882774,    0.030115,  0.0019088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0" calcext:value-type="float">
            <text:p>200</text:p>
          </table:table-cell>
          <table:table-cell office:value-type="float" office:value="0.766" calcext:value-type="float">
            <text:p>0.766</text:p>
          </table:table-cell>
          <table:table-cell table:formula="of:=[.F$52] + [.B26]*[.$E$52]" office:value-type="float" office:value="0.748890731935148" calcext:value-type="float">
            <text:p>0.7488907319</text:p>
          </table:table-cell>
          <table:table-cell office:value-type="float" office:value="-0.41940792" calcext:value-type="float">
            <text:p>-0.41940792</text:p>
          </table:table-cell>
          <table:table-cell office:value-type="string" calcext:value-type="string">
            <text:p>[-0.41940792 -0.20699902  0.20398537  0.00109761  0.00523494  0.01213718</text:p>
            <text:p>  0.00393653]</text:p>
          </table:table-cell>
          <table:table-cell office:value-type="string" calcext:value-type="string">
            <text:p>[-0.43168706 -0.20717273  0.22709703  0.00054062  0.00450755  0.01349351</text:p>
            <text:p>  0.00389108]</text:p>
          </table:table-cell>
          <table:table-cell office:value-type="string" calcext:value-type="string">
            <text:p>[[    0.098784,  -0.0862552,   -0.991364;</text:p>
            <text:p>     0.916286,   -0.380707,    0.124427;</text:p>
            <text:p>    -0.388152,   -0.920664,   0.0414266]</text:p>
            <text:p>[  -0.0882563,   0.0301068,  0.0019372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 0.098784,  -0.0862552,   -0.991364;</text:p>
            <text:p>     0.916286,   -0.380707,    0.124427;</text:p>
            <text:p>    -0.388152,   -0.920664,   0.0414266]</text:p>
            <text:p>[  -0.0882563,   0.0301068,  0.0019372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0" calcext:value-type="float">
            <text:p>200</text:p>
          </table:table-cell>
          <table:table-cell office:value-type="float" office:value="0.765" calcext:value-type="float">
            <text:p>0.765</text:p>
          </table:table-cell>
          <table:table-cell table:formula="of:=[.F$52] + [.B27]*[.$E$52]" office:value-type="float" office:value="0.748890731935148" calcext:value-type="float">
            <text:p>0.7488907319</text:p>
          </table:table-cell>
          <table:table-cell office:value-type="float" office:value="-0.40571935" calcext:value-type="float">
            <text:p>-0.40571935</text:p>
          </table:table-cell>
          <table:table-cell office:value-type="string" calcext:value-type="string">
            <text:p>[-0.40571935 -0.19991873  0.16742829  0.00103502  0.00546199  0.01229785</text:p>
            <text:p>  0.00385619]</text:p>
          </table:table-cell>
          <table:table-cell office:value-type="string" calcext:value-type="string">
            <text:p>[-0.41264324 -0.2024601   0.18820833  0.00054062  0.00660531  0.01175084</text:p>
            <text:p>  0.00389108]</text:p>
          </table:table-cell>
          <table:table-cell office:value-type="string" calcext:value-type="string">
            <text:p>[[   0.0990343,  -0.0861786,   -0.991345;</text:p>
            <text:p>     0.916241,   -0.380748,     0.12463;</text:p>
            <text:p>    -0.388193,   -0.920654,   0.0412533]</text:p>
            <text:p>[  -0.0882607,   0.0301147,  0.00194858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0343,  -0.0861786,   -0.991345;</text:p>
            <text:p>     0.916241,   -0.380748,     0.12463;</text:p>
            <text:p>    -0.388193,   -0.920654,   0.0412533]</text:p>
            <text:p>[  -0.0882607,   0.0301147,  0.00194858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0" calcext:value-type="float">
            <text:p>200</text:p>
          </table:table-cell>
          <table:table-cell office:value-type="float" office:value="0.707" calcext:value-type="float">
            <text:p>0.707</text:p>
          </table:table-cell>
          <table:table-cell table:formula="of:=[.F$52] + [.B28]*[.$E$52]" office:value-type="float" office:value="0.748890731935148" calcext:value-type="float">
            <text:p>0.7488907319</text:p>
          </table:table-cell>
          <table:table-cell office:value-type="float" office:value="-0.40383127" calcext:value-type="float">
            <text:p>-0.40383127</text:p>
          </table:table-cell>
          <table:table-cell office:value-type="string" calcext:value-type="string">
            <text:p>[-0.40383127 -0.20133479  0.17867662  0.00097244  0.00448828  0.01157482</text:p>
            <text:p>  0.00389636]</text:p>
          </table:table-cell>
          <table:table-cell office:value-type="string" calcext:value-type="string">
            <text:p>[-0.40699794 -0.202645    0.20365922  0.00054062  0.00448215  0.01350242</text:p>
            <text:p>  0.00389108]</text:p>
          </table:table-cell>
          <table:table-cell office:value-type="string" calcext:value-type="string">
            <text:p>[[     0.09889,   -0.086351,   -0.991345;</text:p>
            <text:p>      0.91626,   -0.380725,    0.124563;</text:p>
            <text:p>    -0.388186,   -0.920648,   0.0414701]</text:p>
            <text:p>[  -0.0882578,    0.030114,  0.00195447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  0.09889,   -0.086351,   -0.991345;</text:p>
            <text:p>      0.91626,   -0.380725,    0.124563;</text:p>
            <text:p>    -0.388186,   -0.920648,   0.0414701]</text:p>
            <text:p>[  -0.0882578,    0.030114,  0.00195447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200" calcext:value-type="float">
            <text:p>200</text:p>
          </table:table-cell>
          <table:table-cell office:value-type="float" office:value="0.679" calcext:value-type="float">
            <text:p>0.679</text:p>
          </table:table-cell>
          <table:table-cell table:formula="of:=[.F$52] + [.B29]*[.$E$52]" office:value-type="float" office:value="0.748890731935148" calcext:value-type="float">
            <text:p>0.7488907319</text:p>
          </table:table-cell>
          <table:table-cell office:value-type="float" office:value="-0.39675097" calcext:value-type="float">
            <text:p>-0.39675097</text:p>
          </table:table-cell>
          <table:table-cell office:value-type="string" calcext:value-type="string">
            <text:p>[-0.39675097 -0.19803065  0.26585121  0.00059696  0.0046415   0.01294055</text:p>
            <text:p>  0.00321349]</text:p>
          </table:table-cell>
          <table:table-cell office:value-type="string" calcext:value-type="string">
            <text:p>[-0.40226622 -0.20223018  0.27376347  0.00054062  0.0066012   0.01178071</text:p>
            <text:p>  0.00389108]</text:p>
          </table:table-cell>
          <table:table-cell office:value-type="string" calcext:value-type="string">
            <text:p>[[    0.098872,  -0.0863937,   -0.991343;</text:p>
            <text:p>      0.91626,   -0.380725,    0.124563;</text:p>
            <text:p>    -0.388191,   -0.920644,    0.041516]</text:p>
            <text:p>[  -0.0882468,     0.03011,  0.00195842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 0.098872,  -0.0863937,   -0.991343;</text:p>
            <text:p>      0.91626,   -0.380725,    0.124563;</text:p>
            <text:p>    -0.388191,   -0.920644,    0.041516]</text:p>
            <text:p>[  -0.0882468,     0.03011,  0.00195842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200" calcext:value-type="float">
            <text:p>200</text:p>
          </table:table-cell>
          <table:table-cell office:value-type="float" office:value="0.7394" calcext:value-type="float">
            <text:p>0.7394</text:p>
          </table:table-cell>
          <table:table-cell table:formula="of:=[.F$52] + [.B30]*[.$E$52]" office:value-type="float" office:value="0.748890731935148" calcext:value-type="float">
            <text:p>0.7488907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300" calcext:value-type="float">
            <text:p>300</text:p>
          </table:table-cell>
          <table:table-cell office:value-type="float" office:value="1.18" calcext:value-type="float">
            <text:p>1.18</text:p>
          </table:table-cell>
          <table:table-cell table:formula="of:=[.F$52] + [.B31]*[.$E$52]" office:value-type="float" office:value="1.14321932751424" calcext:value-type="float">
            <text:p>1.1432193275</text:p>
          </table:table-cell>
          <table:table-cell office:value-type="float" office:value="-0.46519384" calcext:value-type="float">
            <text:p>-0.46519384</text:p>
          </table:table-cell>
          <table:table-cell office:value-type="string" calcext:value-type="string">
            <text:p>[-0.46519384 -0.2088871  -0.08847131  0.0007847   0.0030699   0.01277988</text:p>
            <text:p>  0.00305282]</text:p>
          </table:table-cell>
          <table:table-cell office:value-type="string" calcext:value-type="string">
            <text:p>[-0.46647767 -0.20649513 -0.11777246  0.00054062  0.00569582  0.012482</text:p>
            <text:p>  0.00312173]</text:p>
          </table:table-cell>
          <table:table-cell office:value-type="string" calcext:value-type="string">
            <text:p>[[   0.0990038,   -0.085805,   -0.991381;</text:p>
            <text:p>     0.916271,   -0.380733,    0.124456;</text:p>
            <text:p>     -0.38813,   -0.920695,   0.0409267]</text:p>
            <text:p>[  -0.0883097,   0.0301217,  0.00190673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0038,   -0.085805,   -0.991381;</text:p>
            <text:p>     0.916271,   -0.380733,    0.124456;</text:p>
            <text:p>     -0.38813,   -0.920695,   0.0409267]</text:p>
            <text:p>[  -0.0883097,   0.0301217,  0.00190673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16)</text:p>
          </table:table-cell>
          <table:table-cell office:value-type="float" office:value="300" calcext:value-type="float">
            <text:p>300</text:p>
          </table:table-cell>
          <table:table-cell office:value-type="float" office:value="1.135" calcext:value-type="float">
            <text:p>1.135</text:p>
          </table:table-cell>
          <table:table-cell table:formula="of:=[.F$52] + [.B32]*[.$E$52]" office:value-type="float" office:value="1.14321932751424" calcext:value-type="float">
            <text:p>1.1432193275</text:p>
          </table:table-cell>
          <table:table-cell office:value-type="float" office:value="-0.47982645" calcext:value-type="float">
            <text:p>-0.47982645</text:p>
          </table:table-cell>
          <table:table-cell office:value-type="string" calcext:value-type="string">
            <text:p>[-0.47982645 -0.21927154 -0.00129672  0.00097244  0.00503898  0.01366359</text:p>
            <text:p>  0.003334  ]</text:p>
          </table:table-cell>
          <table:table-cell office:value-type="string" calcext:value-type="string">
            <text:p>[-0.486909   -0.21778623  0.03265353  0.00215658  0.00747015  0.01307603</text:p>
            <text:p>  0.00380549]</text:p>
          </table:table-cell>
          <table:table-cell office:value-type="string" calcext:value-type="string">
            <text:p>[[   0.0992177,  -0.0856992,   -0.991368;</text:p>
            <text:p>     0.916333,   -0.380536,    0.124604;</text:p>
            <text:p>     -0.38793,   -0.920787,   0.0407731]</text:p>
            <text:p>[   -0.088291,   0.0301104,  0.00188313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2177,  -0.0856992,   -0.991368;</text:p>
            <text:p>     0.916333,   -0.380536,    0.124604;</text:p>
            <text:p>     -0.38793,   -0.920787,   0.0407731]</text:p>
            <text:p>[   -0.088291,   0.0301104,  0.00188313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300" calcext:value-type="float">
            <text:p>300</text:p>
          </table:table-cell>
          <table:table-cell office:value-type="float" office:value="1.097" calcext:value-type="float">
            <text:p>1.097</text:p>
          </table:table-cell>
          <table:table-cell table:formula="of:=[.F$52] + [.B33]*[.$E$52]" office:value-type="float" office:value="1.14321932751424" calcext:value-type="float">
            <text:p>1.1432193275</text:p>
          </table:table-cell>
          <table:table-cell office:value-type="float" office:value="-0.46283374" calcext:value-type="float">
            <text:p>-0.46283374</text:p>
          </table:table-cell>
          <table:table-cell office:value-type="string" calcext:value-type="string">
            <text:p>[-0.46283374 -0.22115962  0.05775703  0.00216149  0.00517388  0.01229785</text:p>
            <text:p>  0.00361518]</text:p>
          </table:table-cell>
          <table:table-cell office:value-type="string" calcext:value-type="string">
            <text:p>[ -4.62052687e-01  -2.18846029e-01   7.25228203e-02   4.03237324e-04</text:p>
            <text:p>   7.45317205e-03   1.30684826e-02   3.80549178e-03]</text:p>
          </table:table-cell>
          <table:table-cell office:value-type="string" calcext:value-type="string">
            <text:p>[[   0.0990618,  -0.0860627,   -0.991353;</text:p>
            <text:p>     0.916257,   -0.380718,    0.124609;</text:p>
            <text:p>     -0.38815,   -0.920677,    0.041141]</text:p>
            <text:p>[   -0.088283,   0.0301079,  0.0019120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0618,  -0.0860627,   -0.991353;</text:p>
            <text:p>     0.916257,   -0.380718,    0.124609;</text:p>
            <text:p>     -0.38815,   -0.920677,    0.041141]</text:p>
            <text:p>[   -0.088283,   0.0301079,  0.0019120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300" calcext:value-type="float">
            <text:p>300</text:p>
          </table:table-cell>
          <table:table-cell office:value-type="float" office:value="1.451" calcext:value-type="float">
            <text:p>1.451</text:p>
          </table:table-cell>
          <table:table-cell table:formula="of:=[.F$52] + [.B34]*[.$E$52]" office:value-type="float" office:value="1.14321932751424" calcext:value-type="float">
            <text:p>1.1432193275</text:p>
          </table:table-cell>
          <table:table-cell table:style-name="ce2" office:value-type="float" office:value="-0.55157346" calcext:value-type="float">
            <text:p>-5.52E-01</text:p>
          </table:table-cell>
          <table:table-cell office:value-type="string" calcext:value-type="string">
            <text:p>[ -5.51573460e-01  -2.02278825e-01   1.13998703e-01   1.58886150e-04</text:p>
            <text:p>   3.79491515e-03   1.39046001e-02   1.76742071e-03]</text:p>
          </table:table-cell>
          <table:table-cell office:value-type="string" calcext:value-type="string">
            <text:p>[-0.55630182 -0.19827771  0.14931963  0.0022765   0.00572967  0.01401336</text:p>
            <text:p>  0.00214029]</text:p>
          </table:table-cell>
          <table:table-cell office:value-type="string" calcext:value-type="string">
            <text:p>[[   0.0993993,   -0.085281,   -0.991386;</text:p>
            <text:p>     0.916352,   -0.380488,    0.124607;</text:p>
            <text:p>    -0.387838,   -0.920845,   0.0403272]</text:p>
            <text:p>[  -0.0882682,   0.0301192,  0.00182312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3993,   -0.085281,   -0.991386;</text:p>
            <text:p>     0.916352,   -0.380488,    0.124607;</text:p>
            <text:p>    -0.387838,   -0.920845,   0.0403272]</text:p>
            <text:p>[  -0.0882682,   0.0301192,  0.00182312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300" calcext:value-type="float">
            <text:p>300</text:p>
          </table:table-cell>
          <table:table-cell office:value-type="float" office:value="0.91" calcext:value-type="float">
            <text:p>0.91</text:p>
          </table:table-cell>
          <table:table-cell table:formula="of:=[.F$52] + [.B35]*[.$E$52]" office:value-type="float" office:value="1.14321932751424" calcext:value-type="float">
            <text:p>1.1432193275</text:p>
          </table:table-cell>
          <table:table-cell table:style-name="ce2" office:value-type="float" office:value="-0.451033248" calcext:value-type="float">
            <text:p>-4.51E-01</text:p>
          </table:table-cell>
          <table:table-cell office:value-type="string" calcext:value-type="string">
            <text:p>[ -4.51033248e-01  -2.22575675e-01  -8.28471428e-02  -2.88577881e-05</text:p>
            <text:p>   7.16460139e-03   1.26192032e-02   3.69551604e-03]</text:p>
          </table:table-cell>
          <table:table-cell office:value-type="string" calcext:value-type="string">
            <text:p>[-0.45476227 -0.22430202 -0.03734613  0.00085935  0.00867774  0.01326715</text:p>
            <text:p>  0.00353369]</text:p>
          </table:table-cell>
          <table:table-cell office:value-type="string" calcext:value-type="string">
            <text:p>[[   0.0988636,  -0.0859839,   -0.991379;</text:p>
            <text:p>     0.916284,   -0.380722,    0.124396;</text:p>
            <text:p>    -0.388136,   -0.920683,   0.0411462]</text:p>
            <text:p>[  -0.0883035,   0.0301072,  0.00191279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8636,  -0.0859839,   -0.991379;</text:p>
            <text:p>     0.916284,   -0.380722,    0.124396;</text:p>
            <text:p>    -0.388136,   -0.920683,   0.0411462]</text:p>
            <text:p>[  -0.0883035,   0.0301072,  0.00191279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300" calcext:value-type="float">
            <text:p>300</text:p>
          </table:table-cell>
          <table:table-cell office:value-type="float" office:value="1.1546" calcext:value-type="float">
            <text:p>1.1546</text:p>
          </table:table-cell>
          <table:table-cell table:formula="of:=[.F$52] + [.B36]*[.$E$52]" office:value-type="float" office:value="1.14321932751424" calcext:value-type="float">
            <text:p>1.143219327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0" calcext:value-type="float">
            <text:p>500</text:p>
          </table:table-cell>
          <table:table-cell office:value-type="float" office:value="2.008" calcext:value-type="float">
            <text:p>2.008</text:p>
          </table:table-cell>
          <table:table-cell table:formula="of:=[.F$52] + [.B37]*[.$E$52]" office:value-type="float" office:value="1.93187651867241" calcext:value-type="float">
            <text:p>1.9318765187</text:p>
          </table:table-cell>
          <table:table-cell office:value-type="float" office:value="-0.5619579" calcext:value-type="float">
            <text:p>-0.5619579</text:p>
          </table:table-cell>
          <table:table-cell office:value-type="string" calcext:value-type="string">
            <text:p>[-0.5619579 <text:s/>-0.19661459 <text:s/>0.05494495 <text:s/>0.00116019 <text:s/>0.00737889 <text:s/>0.01382426 0.00373568]</text:p>
          </table:table-cell>
          <table:table-cell office:value-type="string" calcext:value-type="string">
            <text:p>[-0.5653357  -0.20136681  0.05598675 -0.00108614  0.0074358   0.01405562</text:p>
            <text:p>  0.0036036 ]</text:p>
          </table:table-cell>
          <table:table-cell office:value-type="string" calcext:value-type="string">
            <text:p>[[   0.0996161,  -0.0853375,    -0.99136;</text:p>
            <text:p>     0.916163,   -0.380867,    0.124846;</text:p>
            <text:p>     -0.38823,   -0.920683,   0.0402426]</text:p>
            <text:p>[  -0.0882835,   0.0301244,  0.0018149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6161,  -0.0853375,    -0.99136;</text:p>
            <text:p>     0.916163,   -0.380867,    0.124846;</text:p>
            <text:p>     -0.38823,   -0.920683,   0.0402426]</text:p>
            <text:p>[  -0.0882835,   0.0301244,  0.0018149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0" calcext:value-type="float">
            <text:p>500</text:p>
          </table:table-cell>
          <table:table-cell office:value-type="float" office:value="1.993" calcext:value-type="float">
            <text:p>1.993</text:p>
          </table:table-cell>
          <table:table-cell table:formula="of:=[.F$52] + [.B38]*[.$E$52]" office:value-type="float" office:value="1.93187651867241" calcext:value-type="float">
            <text:p>1.9318765187</text:p>
          </table:table-cell>
          <table:table-cell office:value-type="float" office:value="-0.55912578" calcext:value-type="float">
            <text:p>-0.55912578</text:p>
          </table:table-cell>
          <table:table-cell office:value-type="string" calcext:value-type="string">
            <text:p>[-0.55912578 -0.21879952 -0.01254506  0.0007847   0.00552417  0.01567202</text:p>
            <text:p>  0.00361518]</text:p>
          </table:table-cell>
          <table:table-cell office:value-type="string" calcext:value-type="string">
            <text:p>[-0.56425769 -0.21559492  0.00932031 -0.00123851  0.00647298  0.01539308</text:p>
            <text:p>  0.00402476]</text:p>
          </table:table-cell>
          <table:table-cell office:value-type="string" calcext:value-type="string">
            <text:p>[[   0.0992437,  -0.0855341,    -0.99138;</text:p>
            <text:p>     0.916294,   -0.380642,    0.124568;</text:p>
            <text:p>    -0.388016,   -0.920758,    0.040598]</text:p>
            <text:p>[  -0.0882953,   0.0301123,    0.001817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2437,  -0.0855341,    -0.99138;</text:p>
            <text:p>     0.916294,   -0.380642,    0.124568;</text:p>
            <text:p>    -0.388016,   -0.920758,    0.040598]</text:p>
            <text:p>[  -0.0882953,   0.0301123,    0.001817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0" calcext:value-type="float">
            <text:p>500</text:p>
          </table:table-cell>
          <table:table-cell office:value-type="float" office:value="1.998" calcext:value-type="float">
            <text:p>1.998</text:p>
          </table:table-cell>
          <table:table-cell table:formula="of:=[.F$52] + [.B39]*[.$E$52]" office:value-type="float" office:value="1.93187651867241" calcext:value-type="float">
            <text:p>1.9318765187</text:p>
          </table:table-cell>
          <table:table-cell office:value-type="float" office:value="-0.55204548" calcext:value-type="float">
            <text:p>-0.55204548</text:p>
          </table:table-cell>
          <table:table-cell office:value-type="string" calcext:value-type="string">
            <text:p>[-0.55204548 -0.20794306  0.09150203  0.00097244  0.00505619  0.01286022</text:p>
            <text:p>  0.00381602]</text:p>
          </table:table-cell>
          <table:table-cell office:value-type="string" calcext:value-type="string">
            <text:p>[-0.55732254 -0.20540323  0.09181792  0.00221253  0.0070187   0.01395965</text:p>
            <text:p>  0.00440562]</text:p>
          </table:table-cell>
          <table:table-cell office:value-type="string" calcext:value-type="string">
            <text:p>[[   0.0993345,  -0.0852374,   -0.991397;</text:p>
            <text:p>      0.91636,   -0.380494,     0.12453;</text:p>
            <text:p>    -0.387835,   -0.920847,    0.040312]</text:p>
            <text:p>[  -0.0882803,   0.0301159,   0.0018219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3345,  -0.0852374,   -0.991397;</text:p>
            <text:p>      0.91636,   -0.380494,     0.12453;</text:p>
            <text:p>    -0.387835,   -0.920847,    0.040312]</text:p>
            <text:p>[  -0.0882803,   0.0301159,   0.0018219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0" calcext:value-type="float">
            <text:p>500</text:p>
          </table:table-cell>
          <table:table-cell office:value-type="float" office:value="1.87" calcext:value-type="float">
            <text:p>1.87</text:p>
          </table:table-cell>
          <table:table-cell table:formula="of:=[.F$52] + [.B40]*[.$E$52]" office:value-type="float" office:value="1.93187651867241" calcext:value-type="float">
            <text:p>1.9318765187</text:p>
          </table:table-cell>
          <table:table-cell table:style-name="ce2" office:value-type="float" office:value="-0.542133065" calcext:value-type="float">
            <text:p>-5.42E-01</text:p>
          </table:table-cell>
          <table:table-cell office:value-type="string" calcext:value-type="string">
            <text:p>[ -5.42133065e-01  -2.15495378e-01  -4.10880462e-03  -2.16601727e-04</text:p>
            <text:p>   6.58892571e-03   1.43866239e-02   3.77585334e-03]</text:p>
          </table:table-cell>
          <table:table-cell office:value-type="string" calcext:value-type="string">
            <text:p>[-0.54416954 -0.21256148 -0.00668568  0.00215307  0.00739773  0.01419263</text:p>
            <text:p>  0.00279386]</text:p>
          </table:table-cell>
          <table:table-cell office:value-type="string" calcext:value-type="string">
            <text:p>[[   0.0993044,  -0.0854574,   -0.991381;</text:p>
            <text:p>     0.916273,   -0.380683,    0.124596;</text:p>
            <text:p>     -0.38805,   -0.920748,   0.0404988]</text:p>
            <text:p>[   -0.088297,    0.030115,  0.0018349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3044,  -0.0854574,   -0.991381;</text:p>
            <text:p>     0.916273,   -0.380683,    0.124596;</text:p>
            <text:p>     -0.38805,   -0.920748,   0.0404988]</text:p>
            <text:p>[   -0.088297,    0.030115,  0.0018349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00" calcext:value-type="float">
            <text:p>500</text:p>
          </table:table-cell>
          <table:table-cell office:value-type="float" office:value="1.774" calcext:value-type="float">
            <text:p>1.774</text:p>
          </table:table-cell>
          <table:table-cell table:formula="of:=[.F$52] + [.B41]*[.$E$52]" office:value-type="float" office:value="1.93187651867241" calcext:value-type="float">
            <text:p>1.9318765187</text:p>
          </table:table-cell>
          <table:table-cell table:style-name="ce2" office:value-type="float" office:value="-0.528916511" calcext:value-type="float">
            <text:p>-5.29E-01</text:p>
          </table:table-cell>
          <table:table-cell office:value-type="string" calcext:value-type="string">
            <text:p>[ -5.28916511e-01  -2.15495378e-01  -2.09813057e-02  -9.14391010e-05</text:p>
            <text:p>   7.21734109e-03   1.37439255e-02   3.53484143e-03]</text:p>
          </table:table-cell>
          <table:table-cell office:value-type="string" calcext:value-type="string">
            <text:p>[-0.53561287 -0.2140786  -0.01401291  0.00216092  0.00739773  0.01457401</text:p>
            <text:p>  0.00352911]</text:p>
          </table:table-cell>
          <table:table-cell office:value-type="string" calcext:value-type="string">
            <text:p>[[   0.0993043,  -0.0855446,   -0.991373;</text:p>
            <text:p>     0.916349,   -0.380491,    0.124621;</text:p>
            <text:p>     -0.38787,   -0.920819,   0.0406043]</text:p>
            <text:p>[  -0.0882982,   0.0301153,  0.0018414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93043,  -0.0855446,   -0.991373;</text:p>
            <text:p>     0.916349,   -0.380491,    0.124621;</text:p>
            <text:p>     -0.38787,   -0.920819,   0.0406043]</text:p>
            <text:p>[  -0.0882982,   0.0301153,  0.0018414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500" calcext:value-type="float">
            <text:p>500</text:p>
          </table:table-cell>
          <table:table-cell office:value-type="float" office:value="1.9284" calcext:value-type="float">
            <text:p>1.9284</text:p>
          </table:table-cell>
          <table:table-cell table:formula="of:=[.F$52] + [.B42]*[.$E$52]" office:value-type="float" office:value="1.93187651867241" calcext:value-type="float">
            <text:p>1.931876518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3]*[.$E$52]" office:value-type="float" office:value="-0.0200500294440744" calcext:value-type="float">
            <text:p>-0.0200500294</text:p>
          </table:table-cell>
          <table:table-cell office:value-type="float" office:value="-0.39627895" calcext:value-type="float">
            <text:p>-0.39627895</text:p>
          </table:table-cell>
          <table:table-cell office:value-type="string" calcext:value-type="string">
            <text:p>[-0.39627895 -0.21927154  0.21242163  0.00172342  0.00622642  0.01382426</text:p>
            <text:p>  0.00341434]</text:p>
          </table:table-cell>
          <table:table-cell office:value-type="string" calcext:value-type="string">
            <text:p>[-0.4008162  -0.21604     0.23487477  0.00222849  0.00739773  0.01457401</text:p>
            <text:p>  0.00358302]</text:p>
          </table:table-cell>
          <table:table-cell office:value-type="string" calcext:value-type="string">
            <text:p>[[   0.0987749,  -0.0867618,    -0.99132;</text:p>
            <text:p>     0.916351,   -0.380493,    0.124606;</text:p>
            <text:p>    -0.388001,   -0.920705,   0.0419211]</text:p>
            <text:p>[  -0.0882571,   0.0300998,  0.00195818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749,  -0.0867618,    -0.99132;</text:p>
            <text:p>     0.916351,   -0.380493,    0.124606;</text:p>
            <text:p>    -0.388001,   -0.920705,   0.0419211]</text:p>
            <text:p>[  -0.0882571,   0.0300998,  0.00195818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4]*[.$E$52]" office:value-type="float" office:value="-0.0200500294440744" calcext:value-type="float">
            <text:p>-0.0200500294</text:p>
          </table:table-cell>
          <table:table-cell office:value-type="float" office:value="-0.39297481" calcext:value-type="float">
            <text:p>-0.39297481</text:p>
          </table:table-cell>
          <table:table-cell office:value-type="string" calcext:value-type="string">
            <text:p>[-0.39297481 -0.21879952  0.22648204 -0.00084241  0.00637964  0.01519</text:p>
            <text:p>  0.00337417]</text:p>
          </table:table-cell>
          <table:table-cell office:value-type="string" calcext:value-type="string">
            <text:p>[-0.40306203 -0.21526773  0.25549979  0.00085542  0.00739773  0.01457401</text:p>
            <text:p>  0.00358302]</text:p>
          </table:table-cell>
          <table:table-cell office:value-type="string" calcext:value-type="string">
            <text:p>[[   0.0987518,  -0.0868295,   -0.991317;</text:p>
            <text:p>     0.916274,   -0.380674,    0.124619;</text:p>
            <text:p>    -0.388189,   -0.920624,   0.0419674]</text:p>
            <text:p>[  -0.0882532,   0.0300993,   0.001958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518,  -0.0868295,   -0.991317;</text:p>
            <text:p>     0.916274,   -0.380674,    0.124619;</text:p>
            <text:p>    -0.388189,   -0.920624,   0.0419674]</text:p>
            <text:p>[  -0.0882532,   0.0300993,   0.001958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5]*[.$E$52]" office:value-type="float" office:value="-0.0200500294440744" calcext:value-type="float">
            <text:p>-0.0200500294</text:p>
          </table:table-cell>
          <table:table-cell office:value-type="float" office:value="-0.38919866" calcext:value-type="float">
            <text:p>-0.38919866</text:p>
          </table:table-cell>
          <table:table-cell office:value-type="string" calcext:value-type="string">
            <text:p>[-0.38919866 -0.20983114  0.26022704 -0.00052951  0.0078552   0.01535067</text:p>
            <text:p>  0.00337417]</text:p>
          </table:table-cell>
          <table:table-cell office:value-type="string" calcext:value-type="string">
            <text:p>[-0.39632375 -0.21104032  0.2829858   0.00078753  0.00739773  0.01457401</text:p>
            <text:p>  0.00358302]</text:p>
          </table:table-cell>
          <table:table-cell office:value-type="string" calcext:value-type="string">
            <text:p>[[   0.0987632,  -0.0869011,   -0.991309;</text:p>
            <text:p>      0.91627,   -0.380671,    0.124658;</text:p>
            <text:p>    -0.388195,   -0.920618,   0.0420286]</text:p>
            <text:p>[  -0.0882494,   0.0301018,  0.0019639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632,  -0.0869011,   -0.991309;</text:p>
            <text:p>      0.91627,   -0.380671,    0.124658;</text:p>
            <text:p>    -0.388195,   -0.920618,   0.0420286]</text:p>
            <text:p>[  -0.0882494,   0.0301018,  0.0019639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6]*[.$E$52]" office:value-type="float" office:value="-0.0200500294440744" calcext:value-type="float">
            <text:p>-0.0200500294</text:p>
          </table:table-cell>
          <table:table-cell office:value-type="float" office:value="-0.38872664" calcext:value-type="float">
            <text:p>-0.38872664</text:p>
          </table:table-cell>
          <table:table-cell office:value-type="string" calcext:value-type="string">
            <text:p>[-0.38872664 -0.21643942  0.2855358   0.00090986  0.00684651  0.01446696</text:p>
            <text:p>  0.00373568]</text:p>
          </table:table-cell>
          <table:table-cell office:value-type="string" calcext:value-type="string">
            <text:p>[ -3.92793095e-01  -2.15986351e-01   2.90887524e-01   6.11253299e-05</text:p>
            <text:p>   7.39773093e-03   1.45740094e-02   3.58301716e-03]</text:p>
          </table:table-cell>
          <table:table-cell office:value-type="string" calcext:value-type="string">
            <text:p>[[   0.0987128,   -0.086922,   -0.991312;</text:p>
            <text:p>     0.916274,   -0.380674,    0.124619;</text:p>
            <text:p>    -0.388199,   -0.920615,   0.0420669]</text:p>
            <text:p>[  -0.0882493,    0.030098,  0.00196731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128,   -0.086922,   -0.991312;</text:p>
            <text:p>     0.916274,   -0.380674,    0.124619;</text:p>
            <text:p>    -0.388199,   -0.920615,   0.0420669]</text:p>
            <text:p>[  -0.0882493,    0.030098,  0.00196731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1">
          <table:table-cell office:value-type="string" calcext:value-type="string">
            <text:p>(10, 27, 16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7]*[.$E$52]" office:value-type="float" office:value="-0.0200500294440744" calcext:value-type="float">
            <text:p>-0.0200500294</text:p>
          </table:table-cell>
          <table:table-cell office:value-type="float" office:value="-0.3854225" calcext:value-type="float">
            <text:p>-0.3854225</text:p>
          </table:table-cell>
          <table:table-cell office:value-type="string" calcext:value-type="string">
            <text:p>[-0.3854225  -0.2183275   0.30522038  0.00203633  0.00770642  0.01422595</text:p>
            <text:p>  0.00321349]</text:p>
          </table:table-cell>
          <table:table-cell office:value-type="string" calcext:value-type="string">
            <text:p>[ -3.92919121e-01  -2.16039998e-01   2.99981767e-01   8.30522773e-05</text:p>
            <text:p>   7.39773093e-03   1.45740094e-02   3.58301716e-03]</text:p>
          </table:table-cell>
          <table:table-cell office:value-type="string" calcext:value-type="string">
            <text:p>[[   0.0987117,  -0.0869048,   -0.991314;</text:p>
            <text:p>     0.916274,   -0.380674,    0.124612;</text:p>
            <text:p>    -0.388197,   -0.920616,   0.0420516]</text:p>
            <text:p>[  -0.0882496,   0.0300973,  0.00196595]]</text:p>
          </table:table-cell>
          <table:table-cell office:value-type="string" calcext:value-type="string">
            <text:p>[-1.58824962 -0.35000001  0.09999996  0.40721787  0.21629558  0.06237242</text:p>
            <text:p> -0.03903923]</text:p>
          </table:table-cell>
          <table:table-cell office:value-type="string" calcext:value-type="string">
            <text:p>[[   0.0987117,  -0.0869048,   -0.991314;</text:p>
            <text:p>     0.916274,   -0.380674,    0.124612;</text:p>
            <text:p>    -0.388197,   -0.920616,   0.0420516]</text:p>
            <text:p>[  -0.0882496,   0.0300973,  0.00196595]]</text:p>
          </table:table-cell>
          <table:table-cell office:value-type="string" calcext:value-type="string">
            <text:p>[[   0.0991609,  -0.0902191,   -0.990973;</text:p>
            <text:p>     0.916048,   -0.380657,    0.126319;</text:p>
            <text:p>    -0.388618,   -0.920305,   0.0448987]</text:p>
            <text:p>[    -0.08822,    0.030304,  0.00231316]]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$52] + [.B48]*[.$E$52]" office:value-type="float" office:value="-0.0200500294440744" calcext:value-type="float">
            <text:p>-0.0200500294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table:style-name="ce3" table:formula="of:=LINEST([.C7:.C47]; [.B7:.B47])" office:value-type="float" office:value="0.00394328595579088" calcext:value-type="float">
            <text:p>0.003943286</text:p>
          </table:table-cell>
          <table:table-cell table:style-name="ce3" table:formula="of:=INDEX(LINEST([.C7:.C48]; [.B7:.B48]);2)" office:value-type="float" office:value="-0.0397664592230288" calcext:value-type="float">
            <text:p>-0.03976645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3:31:39.503387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13:42:47.825590191</dc:date>
    <meta:editing-duration>PT2H53M7S</meta:editing-duration>
    <meta:editing-cycles>13</meta:editing-cycles>
    <meta:generator>LibreOffice/5.1.4.2$Linux_X86_64 LibreOffice_project/10m0$Build-2</meta:generator>
    <meta:document-statistic meta:table-count="1" meta:cell-count="4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28cm" svg:height="0.027cm" xlink:href=".." xlink:type="simple" chart:class="chart:line" chart:style-name="ch1">
        <chart:plot-area chart:style-name="ch2" table:cell-range-address="ForceTesting.B1:ForceTesting.C47" svg:x="-0.43cm" svg:y="-0.173cm" svg:width="0.633cm" svg:height="1.244cm">
          <chartooo:coordinate-region svg:x="0.006cm" svg:y="0.004cm" svg:width="0.021cm" svg:height="0.02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rceTesting.B1:ForceTesting.B47" chart:class="chart:line">
            <chart:data-point chart:repeated="47"/>
          </chart:series>
          <chart:series chart:style-name="ch6" chart:values-cell-range-address="ForceTesting.C1:ForceTesting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rceTesting.B1:ForceTesting.B47</svg:desc>
                </draw:g>
              </table:table-cell>
              <table:table-cell office:value-type="float" office:value="0.013">
                <text:p>0.013</text:p>
                <draw:g>
                  <svg:desc>ForceTesting.C1:ForceTesting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7394">
                <text:p>0.7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">
                <text:p>300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1.9284">
                <text:p>1.9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99cm" svg:height="14.15cm" xlink:href=".." xlink:type="simple" chart:class="chart:scatter" chart:style-name="ch1">
        <chart:legend chart:legend-position="end" svg:x="21.536cm" svg:y="6.776cm" style:legend-expansion="high" chart:style-name="ch2"/>
        <chart:plot-area chart:style-name="ch3" table:cell-range-address="ForceTesting.B1:ForceTesting.B47 ForceTesting.E1:ForceTesting.E47" svg:x="0.517cm" svg:y="0.552cm" svg:width="18.897cm" svg:height="13.638cm">
          <chartooo:coordinate-region svg:x="1.591cm" svg:y="0.552cm" svg:width="17.823cm" svg:height="12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rceTesting.E1:ForceTesting.E47" chart:class="chart:scatter">
            <chart:domain table:cell-range-address="ForceTesting.B1:ForceTesting.B47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rceTesting.B1:ForceTesting.B47</svg:desc>
                </draw:g>
              </table:table-cell>
              <table:table-cell office:value-type="float" office:value="-0.32594801">
                <text:p>-0.32594801</text:p>
                <draw:g>
                  <svg:desc>ForceTesting.E1:ForceTesting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35238111">
                <text:p>-0.35238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0.362765549">
                <text:p>-0.362765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0.36040545">
                <text:p>-0.36040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35568525">
                <text:p>-0.3556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0.35157141">
                <text:p>-0.35157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0.36654171">
                <text:p>-0.36654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-0.332556283">
                <text:p>-0.332556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-0.33397234">
                <text:p>-0.33397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33586042">
                <text:p>-0.33586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-0.3401086">
                <text:p>-0.340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-0.3401086">
                <text:p>-0.3401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-0.34199668">
                <text:p>-0.34199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-0.341996679">
                <text:p>-0.341996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-0.34199668">
                <text:p>-0.34199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-0.34671688">
                <text:p>-0.34671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-0.373622004">
                <text:p>-0.373622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0.35710131">
                <text:p>-0.35710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-0.37173392">
                <text:p>-0.37173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-0.36040545">
                <text:p>-0.36040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-0.45858556">
                <text:p>-0.45858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-0.41940792">
                <text:p>-0.41940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-0.40571935">
                <text:p>-0.40571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-0.40383127">
                <text:p>-0.40383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-0.39675097">
                <text:p>-0.39675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0.46519384">
                <text:p>-0.46519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-0.47982645">
                <text:p>-0.47982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-0.46283374">
                <text:p>-0.46283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">
                <text:p>300</text:p>
              </table:table-cell>
              <table:table-cell office:value-type="float" office:value="-0.55157346">
                <text:p>-0.55157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-0.451033248">
                <text:p>-0.451033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  <table:table-cell office:value-type="float" office:value="-0.5619579">
                <text:p>-0.5619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-0.55912578">
                <text:p>-0.55912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-0.55204548">
                <text:p>-0.55204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-0.542133065">
                <text:p>-0.542133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-0.528916511">
                <text:p>-0.528916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0.39627895">
                <text:p>-0.39627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-0.39297481">
                <text:p>-0.39297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-0.38919866">
                <text:p>-0.389198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-0.38872664">
                <text:p>-0.3887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-0.3854225">
                <text:p>-0.3854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19cm" svg:height="18.403cm" xlink:href=".." xlink:type="simple" chart:class="chart:scatter" chart:style-name="ch1">
        <chart:title svg:x="10.906cm" svg:y="1.068cm" chart:style-name="ch2">
          <text:p>Displacement by Weight</text:p>
        </chart:title>
        <chart:legend svg:x="23.551cm" svg:y="8.427cm" style:legend-expansion="custom" chartooo:width="3.466cm" chartooo:height="1.221cm" style:legend-expansion-aspect-ratio="2.83865683865684" chart:style-name="ch3"/>
        <chart:plot-area chart:style-name="ch4" table:cell-range-address="ForceTesting.B1:ForceTesting.C47" svg:x="1.705cm" svg:y="2.164cm" svg:width="22.067cm" svg:height="15.032cm">
          <chartooo:coordinate-region svg:x="2.573cm" svg:y="2.164cm" svg:width="21.199cm" svg:height="14.108cm"/>
          <chart:axis chart:dimension="x" chart:name="primary-x" chart:style-name="ch5">
            <chart:title svg:x="11.503cm" svg:y="17.564cm" chart:style-name="ch6">
              <text:p>Weight in Grams</text:p>
            </chart:title>
          </chart:axis>
          <chart:axis chart:dimension="y" chart:name="primary-y" chart:style-name="ch7">
            <chart:title svg:x="0.605cm" svg:y="11.722cm" chart:style-name="ch8">
              <text:p>Displacement in Millimeters</text:p>
            </chart:title>
            <chart:grid chart:style-name="ch9" chart:class="major"/>
          </chart:axis>
          <chart:series chart:style-name="ch10" chart:values-cell-range-address="ForceTesting.C1:ForceTesting.C47" chart:class="chart:scatter">
            <chart:domain table:cell-range-address="ForceTesting.B1:ForceTesting.B47"/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rceTesting.B1:ForceTesting.B47</svg:desc>
                </draw:g>
              </table:table-cell>
              <table:table-cell office:value-type="float" office:value="0.013">
                <text:p>0.013</text:p>
                <draw:g>
                  <svg:desc>ForceTesting.C1:ForceTesting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7394">
                <text:p>0.7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">
                <text:p>300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1.9284">
                <text:p>1.9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63cm" svg:height="15.813cm" xlink:href=".." xlink:type="simple" chart:class="chart:scatter" chart:style-name="ch1">
        <chart:plot-area chart:style-name="ch2" table:cell-range-address="ForceTesting.B1:ForceTesting.D48" svg:x="0.619cm" svg:y="0.274cm" svg:width="25.524cm" svg:height="15.155cm">
          <chartooo:coordinate-region svg:x="1.452cm" svg:y="0.474cm" svg:width="24.411cm" svg:height="14.75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rceTesting.C1:ForceTesting.C48" chart:class="chart:scatter">
            <chart:domain table:cell-range-address="ForceTesting.B1:ForceTesting.B48"/>
            <chart:data-point chart:repeated="48"/>
          </chart:series>
          <chart:series chart:style-name="ch6" chart:values-cell-range-address="ForceTesting.D1:ForceTesting.D48" chart:class="chart:scatter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rceTesting.B1:ForceTesting.B48</svg:desc>
                </draw:g>
              </table:table-cell>
              <table:table-cell office:value-type="float" office:value="0.013">
                <text:p>0.013</text:p>
                <draw:g>
                  <svg:desc>ForceTesting.C1:ForceTesting.C48</svg:desc>
                </draw:g>
              </table:table-cell>
              <table:table-cell office:value-type="float" office:value="-0.000333599665119977">
                <text:p>-0.000333599665119977</text:p>
                <draw:g>
                  <svg:desc>ForceTesting.D1:ForceTesting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-0.000333599665119977">
                <text:p>-0.000333599665119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  <table:table-cell office:value-type="float" office:value="-0.000333599665119977">
                <text:p>-0.000333599665119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-0.000333599665119977">
                <text:p>-0.000333599665119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-0.000333599665119977">
                <text:p>-0.00033359966511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22">
                <text:p>0.0122</text:p>
              </table:table-cell>
              <table:table-cell office:value-type="float" office:value="-0.000333599665119977">
                <text:p>-0.000333599665119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9">
                <text:p>0.009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23">
                <text:p>0.023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390992598927888">
                <text:p>0.0390992598927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73">
                <text:p>0.173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53">
                <text:p>0.153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211">
                <text:p>0.211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83">
                <text:p>0.183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19">
                <text:p>0.19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182">
                <text:p>0.182</text:p>
              </table:table-cell>
              <table:table-cell office:value-type="float" office:value="0.157397838566515">
                <text:p>0.157397838566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31">
                <text:p>0.331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264">
                <text:p>0.264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337">
                <text:p>0.337</text:p>
              </table:table-cell>
              <table:table-cell office:value-type="float" office:value="0.354562136356059">
                <text:p>0.354562136356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78">
                <text:p>0.78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0.765">
                <text:p>0.765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0.707">
                <text:p>0.707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679">
                <text:p>0.679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7394">
                <text:p>0.7394</text:p>
              </table:table-cell>
              <table:table-cell office:value-type="float" office:value="0.748890731935148">
                <text:p>0.748890731935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.18">
                <text:p>1.18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1.135">
                <text:p>1.135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1.097">
                <text:p>1.097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">
                <text:p>300</text:p>
              </table:table-cell>
              <table:table-cell office:value-type="float" office:value="1.451">
                <text:p>1.451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91">
                <text:p>0.91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1.1546">
                <text:p>1.1546</text:p>
              </table:table-cell>
              <table:table-cell office:value-type="float" office:value="1.14321932751424">
                <text:p>1.14321932751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  <table:table-cell office:value-type="float" office:value="2.008">
                <text:p>2.008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1.993">
                <text:p>1.993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1.998">
                <text:p>1.998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1.87">
                <text:p>1.87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1.774">
                <text:p>1.774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1.9284">
                <text:p>1.9284</text:p>
              </table:table-cell>
              <table:table-cell office:value-type="float" office:value="1.93187651867241">
                <text:p>1.93187651867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00500294440744">
                <text:p>-0.0200500294440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